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analysi</text:p>
          </table:table-cell>
          <table:table-cell office:value-type="string" calcext:value-type="string">
            <text:p>elementari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princip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csi3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i31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1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xt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i3105</text:p>
          </table:table-cell>
          <table:table-cell table:formula="of:=MAX([.B2:.G2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i3131</text:p>
          </table:table-cell>
          <table:table-cell table:formula="of:=MAX([.B3:.G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1300</text:p>
          </table:table-cell>
          <table:table-cell table:formula="of:=MAX([.B4:.G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f normalized</text:p>
          </table:table-cell>
          <table:table-cell office:value-type="string" calcext:value-type="string">
            <text:p>analysi</text:p>
          </table:table-cell>
          <table:table-cell office:value-type="string" calcext:value-type="string">
            <text:p>elementari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princip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csi3105</text:p>
          </table:table-cell>
          <table:table-cell table:formula="of:=[.B2]/[.B7]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i3131</text:p>
          </table:table-cell>
          <table:table-cell table:formula="of:=[.B3]/[.B8]" office:value-type="float" office:value="1" calcext:value-type="float">
            <text:p>1</text:p>
          </table:table-cell>
          <table:table-cell table:formula="of:=[.C3]/[.B8]" office:value-type="float" office:value="0" calcext:value-type="float">
            <text:p>0</text:p>
          </table:table-cell>
          <table:table-cell table:formula="of:=[.D3]/[.B8]" office:value-type="float" office:value="1" calcext:value-type="float">
            <text:p>1</text:p>
          </table:table-cell>
          <table:table-cell table:formula="of:=[.E3]/[.B8]" office:value-type="float" office:value="0.5" calcext:value-type="float">
            <text:p>0.5</text:p>
          </table:table-cell>
          <table:table-cell table:formula="of:=[.F3]/[.B8]" office:value-type="float" office:value="0" calcext:value-type="float">
            <text:p>0</text:p>
          </table:table-cell>
          <table:table-cell table:formula="of:=[.G3]/[.B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1300</text:p>
          </table:table-cell>
          <table:table-cell table:formula="of:=[.B4]/[.B9]" office:value-type="float" office:value="0" calcext:value-type="float">
            <text:p>0</text:p>
          </table:table-cell>
          <table:table-cell table:formula="of:=[.C4]/[.B9]" office:value-type="float" office:value="1" calcext:value-type="float">
            <text:p>1</text:p>
          </table:table-cell>
          <table:table-cell table:formula="of:=[.D4]/[.B9]" office:value-type="float" office:value="1" calcext:value-type="float">
            <text:p>1</text:p>
          </table:table-cell>
          <table:table-cell table:formula="of:=[.E4]/[.B9]" office:value-type="float" office:value="0" calcext:value-type="float">
            <text:p>0</text:p>
          </table:table-cell>
          <table:table-cell table:formula="of:=[.F4]/[.B9]" office:value-type="float" office:value="1" calcext:value-type="float">
            <text:p>1</text:p>
          </table:table-cell>
          <table:table-cell table:formula="of:=[.G4]/[.B9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ysi</text:p>
          </table:table-cell>
          <table:table-cell office:value-type="string" calcext:value-type="string">
            <text:p>elementari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princip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= 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 normalized *log(N/df)</text:p>
          </table:table-cell>
          <table:table-cell office:value-type="string" calcext:value-type="string">
            <text:p>analysi</text:p>
          </table:table-cell>
          <table:table-cell office:value-type="string" calcext:value-type="string">
            <text:p>elementari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princip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csi3105</text:p>
          </table:table-cell>
          <table:table-cell table:formula="of:=[.B13]*LOG(3/[.B18])" office:value-type="float" office:value="0.176091259055681" calcext:value-type="float">
            <text:p>0.176091259055681</text:p>
          </table:table-cell>
          <table:table-cell table:formula="of:=[.C13]*LOG(3/[.C18])" office:value-type="float" office:value="0" calcext:value-type="float">
            <text:p>0</text:p>
          </table:table-cell>
          <table:table-cell table:formula="of:=[.D13]*LOG(3/[.D18])" office:value-type="float" office:value="0" calcext:value-type="float">
            <text:p>0</text:p>
          </table:table-cell>
          <table:table-cell table:formula="of:=[.E13]*LOG(3/[.E18])" office:value-type="float" office:value="0" calcext:value-type="float">
            <text:p>0</text:p>
          </table:table-cell>
          <table:table-cell table:formula="of:=[.F13]*LOG(3/[.F18])" office:value-type="float" office:value="0" calcext:value-type="float">
            <text:p>0</text:p>
          </table:table-cell>
          <table:table-cell table:formula="of:=[.G13]*LOG(3/[.G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i3131</text:p>
          </table:table-cell>
          <table:table-cell table:formula="of:=[.B14]*LOG(3/[.B18])" office:value-type="float" office:value="0.176091259055681" calcext:value-type="float">
            <text:p>0.176091259055681</text:p>
          </table:table-cell>
          <table:table-cell table:formula="of:=[.C14]*LOG(3/[.C18])" office:value-type="float" office:value="0" calcext:value-type="float">
            <text:p>0</text:p>
          </table:table-cell>
          <table:table-cell table:formula="of:=[.D14]*LOG(3/[.D18])" office:value-type="float" office:value="0.176091259055681" calcext:value-type="float">
            <text:p>0.176091259055681</text:p>
          </table:table-cell>
          <table:table-cell table:formula="of:=[.E14]*LOG(3/[.E18])" office:value-type="float" office:value="0.238560627359831" calcext:value-type="float">
            <text:p>0.238560627359831</text:p>
          </table:table-cell>
          <table:table-cell table:formula="of:=[.F14]*LOG(3/[.F18])" office:value-type="float" office:value="0" calcext:value-type="float">
            <text:p>0</text:p>
          </table:table-cell>
          <table:table-cell table:formula="of:=[.G14]*LOG(3/[.G18])" office:value-type="float" office:value="0.477121254719662" calcext:value-type="float">
            <text:p>0.477121254719662</text:p>
          </table:table-cell>
        </table:table-row>
        <table:table-row table:style-name="ro1">
          <table:table-cell office:value-type="string" calcext:value-type="string">
            <text:p>mat1300</text:p>
          </table:table-cell>
          <table:table-cell table:formula="of:=[.B15]*LOG(3/[.B18])" office:value-type="float" office:value="0" calcext:value-type="float">
            <text:p>0</text:p>
          </table:table-cell>
          <table:table-cell table:formula="of:=[.C15]*LOG(3/[.C18])" office:value-type="float" office:value="0.477121254719662" calcext:value-type="float">
            <text:p>0.477121254719662</text:p>
          </table:table-cell>
          <table:table-cell table:formula="of:=[.D15]*LOG(3/[.D18])" office:value-type="float" office:value="0.176091259055681" calcext:value-type="float">
            <text:p>0.176091259055681</text:p>
          </table:table-cell>
          <table:table-cell table:formula="of:=[.E15]*LOG(3/[.E18])" office:value-type="float" office:value="0" calcext:value-type="float">
            <text:p>0</text:p>
          </table:table-cell>
          <table:table-cell table:formula="of:=[.F15]*LOG(3/[.F18])" office:value-type="float" office:value="0.477121254719662" calcext:value-type="float">
            <text:p>0.477121254719662</text:p>
          </table:table-cell>
          <table:table-cell table:formula="of:=[.G15]*LOG(3/[.G1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Q=oper system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2 N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i31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i3131</text:p>
          </table:table-cell>
          <table:table-cell office:value-type="float" office:value="0.50857922" calcext:value-type="float">
            <text:p>0.50857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1300</text:p>
          </table:table-cell>
          <table:table-cell office:value-type="float" office:value="0.176091259" calcext:value-type="float">
            <text:p>0.176091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.41421356" calcext:value-type="float">
            <text:p>1.4142135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ner product</text:p>
          </table:table-cell>
          <table:table-cell office:value-type="string" calcext:value-type="string">
            <text:p>norms multiplied</text:p>
          </table:table-cell>
          <table:table-cell office:value-type="string" calcext:value-type="string">
            <text:p>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i3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i3131</text:p>
          </table:table-cell>
          <table:table-cell table:formula="of:=[.D23]+ [.G23]" office:value-type="float" office:value="0.653212513775344" calcext:value-type="float">
            <text:p>0.653212513775344</text:p>
          </table:table-cell>
          <table:table-cell table:formula="of:=[.B30]*[.B32]" office:value-type="float" office:value="0.719239629258223" calcext:value-type="float">
            <text:p>0.719239629258223</text:p>
          </table:table-cell>
          <table:table-cell table:formula="of:=[.B36]/[.C36]" office:value-type="float" office:value="0.908198724323664" calcext:value-type="float">
            <text:p>0.908198724323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1300</text:p>
          </table:table-cell>
          <table:table-cell table:formula="of:=[.D24]" office:value-type="float" office:value="0.176091259055681" calcext:value-type="float">
            <text:p>0.176091259055681</text:p>
          </table:table-cell>
          <table:table-cell table:formula="of:=[.B31]*[.B32]" office:value-type="float" office:value="0.249030646275272" calcext:value-type="float">
            <text:p>0.249030646275272</text:p>
          </table:table-cell>
          <table:table-cell table:formula="of:=[.B37]/[.C37]" office:value-type="float" office:value="0.707106782596687" calcext:value-type="float">
            <text:p>0.70710678259668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Q=analy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2 N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i3105</text:p>
          </table:table-cell>
          <table:table-cell office:value-type="float" office:value="0.176091259055681" calcext:value-type="float">
            <text:p>0.176091259055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i3131</text:p>
          </table:table-cell>
          <table:table-cell office:value-type="float" office:value="0.176091259055681" calcext:value-type="float">
            <text:p>0.176091259055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13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ner product</text:p>
          </table:table-cell>
          <table:table-cell office:value-type="string" calcext:value-type="string">
            <text:p>norms multiplied</text:p>
          </table:table-cell>
          <table:table-cell office:value-type="string" calcext:value-type="string">
            <text:p>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i3105</text:p>
          </table:table-cell>
          <table:table-cell office:value-type="float" office:value="0.176091259055681" calcext:value-type="float">
            <text:p>0.176091259055681</text:p>
          </table:table-cell>
          <table:table-cell table:formula="of:=[.B43]*[.B45]" office:value-type="float" office:value="0.176091259055681" calcext:value-type="float">
            <text:p>0.176091259055681</text:p>
          </table:table-cell>
          <table:table-cell table:formula="of:=[.B48]/[.C4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i3131</text:p>
          </table:table-cell>
          <table:table-cell office:value-type="float" office:value="0.176091259055681" calcext:value-type="float">
            <text:p>0.176091259055681</text:p>
          </table:table-cell>
          <table:table-cell table:formula="of:=[.B43]*[.B45]" office:value-type="float" office:value="0.176091259055681" calcext:value-type="float">
            <text:p>0.176091259055681</text:p>
          </table:table-cell>
          <table:table-cell table:formula="of:=[.B49]/[.C4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1300</text:p>
          </table:table-cell>
          <table:table-cell table:formula="of:=[.D37]" office:value-type="float" office:value="0.707106782596687" calcext:value-type="float">
            <text:p>0.707106782596687</text:p>
          </table:table-cell>
          <table:table-cell table:formula="of:=[.B44]*[.B45]" office:value-type="float" office:value="0" calcext:value-type="float">
            <text:p>0</text:p>
          </table:table-cell>
          <table:table-cell table:formula="of:=[.B50]/[.C50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3T20:19:02.711122660</meta:creation-date>
    <dc:date>2020-02-13T22:32:06.734256642</dc:date>
    <meta:editing-duration>PT18M21S</meta:editing-duration>
    <meta:editing-cycles>4</meta:editing-cycles>
    <meta:generator>LibreOffice/6.3.4.2$Linux_X86_64 LibreOffice_project/30$Build-2</meta:generator>
    <meta:document-statistic meta:table-count="1" meta:cell-count="165" meta:object-count="0"/>
  </office:meta>
</office:document-meta>
</file>